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67.75">
            <text:p>167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15.10.2020</text:date>, <text:time>14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58S</meta:editing-duration>
    <meta:editing-cycles>71</meta:editing-cycles>
    <meta:generator>OpenOffice/4.1.7$Win32 OpenOffice.org_project/417m1$Build-9800</meta:generator>
    <dc:date>2020-10-15T14:29:21.81</dc:date>
    <dc:creator>Coco </dc:creator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